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d69" officeooo:paragraph-rsid="0001ad69"/>
    </style:style>
    <style:style style:name="P2" style:family="paragraph" style:parent-style-name="Standard">
      <style:text-properties officeooo:rsid="0001ad69" officeooo:paragraph-rsid="0001ad69"/>
    </style:style>
    <style:style style:name="P3" style:family="paragraph" style:parent-style-name="Standard">
      <style:text-properties officeooo:rsid="00039205" officeooo:paragraph-rsid="00039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dometer CSS</text:p>
      <text:p text:style-name="P1"/>
      <text:p text:style-name="P1"><text:a xlink:type="simple" xlink:href="https://geeksretreat.wordpress.com/2012/04/13/making-a-speedometer-using-html5s-canvas/" text:style-name="Internet_20_link" text:visited-style-name="Visited_20_Internet_20_Link">https://geeksretreat.wordpress.com/2012/04/13/making-a-speedometer-using-html5s-canvas/</text:a></text:p>
      <text:p text:style-name="P1"><text:a xlink:type="simple" xlink:href="http://www.jqueryscript.net/form/Creating-An-Animated-Speedometer-with-jQuery-CSS3.html" text:style-name="Internet_20_link" text:visited-style-name="Visited_20_Internet_20_Link">http://www.jqueryscript.net/form/Creating-An-Animated-Speedometer-with-jQuery-CSS3.html</text:a></text:p>
      <text:p text:style-name="P1"><text:a xlink:type="simple" xlink:href="https://codepen.io/tag/speedometer/" text:style-name="Internet_20_link" text:visited-style-name="Visited_20_Internet_20_Link">https://codepen.io/tag/speedometer/</text:a>#</text:p>
      <text:p text:style-name="P1"><text:a xlink:type="simple" xlink:href="https://codepen.io/kevindesigns/pen/KrEyKx" text:style-name="Internet_20_link" text:visited-style-name="Visited_20_Internet_20_Link">https://codepen.io/kevindesigns/pen/KrEyKx</text:a></text:p>
      <text:p text:style-name="P1"/>
      <text:p text:style-name="P1"/>
      <text:p text:style-name="P1">Fuel Gauge:</text:p>
      <text:p text:style-name="P1"><text:a xlink:type="simple" xlink:href="https://codepen.io/Sm1lEE/pen/IhbAy" text:style-name="Internet_20_link" text:visited-style-name="Visited_20_Internet_20_Link">https://codepen.io/Sm1lEE/pen/IhbAy</text:a></text:p>
      <text:p text:style-name="P1"/>
      <text:p text:style-name="P3">Canvas Tutorial:</text:p>
      <text:p text:style-name="P3"><text:a xlink:type="simple" xlink:href="http://diveinto.html5doctor.com/canvas.html" text:style-name="Internet_20_link" text:visited-style-name="Visited_20_Internet_20_Link">http://diveinto.html5doctor.com/canvas.html</text:a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4:03.424700364</meta:creation-date>
    <dc:date>2016-10-18T20:33:13.656334591</dc:date>
    <meta:editing-duration>PT8M4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2" meta:character-count="372" meta:non-whitespace-character-count="369"/>
  </office:meta>
</office:document-meta>
</file>